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fo: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2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0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9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10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3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0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5" office:value-type="string">
            <text:p>Write a Java program to convert filmogrpa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1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>
          <table:table-cell table:style-name="ce8" office:value-type="float" office:value="73">
            <text:p>73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6" office:value-type="string">
            <text:p>The 'the' in The Phantom Menace and The Empire Strikes Back is not capitalized in the database. <text:s/>Something in movie.sh needs changed.</text:p>
          </table:table-cell>
          <table:table-cell table:style-name="ce8" table:number-columns-repeated="1017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ript that will clear one or more tables and insert fresh rows from the appropriate sql file(s)</text:p>
          </table:table-cell>
          <table:table-cell table:style-name="ce6" office:value-type="string">
            <text:p>basically like the drop_and_create scripts but takes args for what table(s) to refresh</text:p>
          </table:table-cell>
          <table:table-cell table:number-columns-repeated="1016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1/24/2013</text:date>, <text:time>19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3-01-24T19:58:53</dc:date>
    <meta:editing-duration>P1DT8H40M25S</meta:editing-duration>
    <meta:editing-cycles>127</meta:editing-cycles>
    <meta:generator>LibreOffice/3.4$Unix LibreOffice_project/340m1$Build-402</meta:generator>
    <dc:creator>Tyler Hayes</dc:creator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